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4.429cm"/>
    </style:style>
    <style:style style:name="co13" style:family="table-column">
      <style:table-column-properties fo:break-before="auto" style:column-width="7.978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2.704cm"/>
    </style:style>
    <style:style style:name="co19" style:family="table-column">
      <style:table-column-properties fo:break-before="auto" style:column-width="27.887cm"/>
    </style:style>
    <style:style style:name="co20" style:family="table-column">
      <style:table-column-properties fo:break-before="auto" style:column-width="7.694cm"/>
    </style:style>
    <style:style style:name="co21" style:family="table-column">
      <style:table-column-properties fo:break-before="auto" style:column-width="2.36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1.879cm"/>
    </style:style>
    <style:style style:name="co26" style:family="table-column">
      <style:table-column-properties fo:break-before="auto" style:column-width="8.595cm"/>
    </style:style>
    <style:style style:name="co27" style:family="table-column">
      <style:table-column-properties fo:break-before="auto" style:column-width="2.395cm"/>
    </style:style>
    <style:style style:name="co28" style:family="table-column">
      <style:table-column-properties fo:break-before="auto" style:column-width="2.776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743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3.186cm"/>
    </style:style>
    <style:style style:name="co34" style:family="table-column">
      <style:table-column-properties fo:break-before="auto" style:column-width="11.337cm"/>
    </style:style>
    <style:style style:name="co35" style:family="table-column">
      <style:table-column-properties fo:break-before="auto" style:column-width="21.133cm"/>
    </style:style>
    <style:style style:name="co36" style:family="table-column">
      <style:table-column-properties fo:break-before="auto" style:column-width="3.403cm"/>
    </style:style>
    <style:style style:name="co37" style:family="table-column">
      <style:table-column-properties fo:break-before="auto" style:column-width="4.175cm"/>
    </style:style>
    <style:style style:name="co38" style:family="table-column">
      <style:table-column-properties fo:break-before="auto" style:column-width="4.221cm"/>
    </style:style>
    <style:style style:name="co39" style:family="table-column">
      <style:table-column-properties fo:break-before="auto" style:column-width="3.194cm"/>
    </style:style>
    <style:style style:name="co40" style:family="table-column">
      <style:table-column-properties fo:break-before="auto" style:column-width="5.644cm"/>
    </style:style>
    <style:style style:name="co41" style:family="table-column">
      <style:table-column-properties fo:break-before="auto" style:column-width="3.67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281cm"/>
    </style:style>
    <style:style style:name="co44" style:family="table-column">
      <style:table-column-properties fo:break-before="auto" style:column-width="4.191cm"/>
    </style:style>
    <style:style style:name="co45" style:family="table-column">
      <style:table-column-properties fo:break-before="auto" style:column-width="16.52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2cm" fo:break-before="auto" style:use-optimal-row-height="false"/>
    </style:style>
    <style:style style:name="ro4" style:family="table-row">
      <style:table-row-properties style:row-height="3.605cm" fo:break-before="auto" style:use-optimal-row-height="fals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4.595cm" fo:break-before="auto" style:use-optimal-row-height="false"/>
    </style:style>
    <style:style style:name="ro7" style:family="table-row">
      <style:table-row-properties style:row-height="3.805cm" fo:break-before="auto" style:use-optimal-row-height="false"/>
    </style:style>
    <style:style style:name="ro8" style:family="table-row">
      <style:table-row-properties style:row-height="3.016cm" fo:break-before="auto" style:use-optimal-row-height="fals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 style:vertical-align="middle"/>
    </style:style>
    <style:style style:name="ce5" style:family="table-cell" style:parent-style-name="Default" style:data-style-name="N10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2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</style:style>
    <style:style style:name="ce14" style:family="table-cell" style:parent-style-name="Default" style:data-style-name="N100">
      <style:table-cell-properties style:cell-protect="none" style:print-content="true" fo:border="0.06pt solid #000000" style:vertical-align="middle"/>
    </style:style>
    <style:style style:name="ce17" style:family="table-cell" style:parent-style-name="Default">
      <style:table-cell-properties fo:background-color="#e6e6ff" fo:border="none"/>
    </style:style>
    <style:style style:name="ce25" style:family="table-cell" style:parent-style-name="Default">
      <style:table-cell-properties fo:background-color="#e6e6ff" fo:border="none" style:vertical-align="middle"/>
    </style:style>
    <style:style style:name="ce26" style:family="table-cell" style:parent-style-name="Default">
      <style:table-cell-properties fo:border-bottom="0.06pt solid #000000" fo:background-color="#e6e6ff" fo:border-left="none" fo:border-right="none" fo:border-top="none" style:vertical-align="middle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6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start" fo:margin-left="0cm"/>
    </style:style>
    <style:style style:name="ce60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fo:wrap-option="wrap" style:vertical-align="top"/>
    </style:style>
    <style:style style:name="ce73" style:family="table-cell" style:parent-style-name="Default">
      <style:table-cell-properties style:cell-protect="protected" style:print-content="true" fo:border="0.06pt solid #000000" style:vertical-align="middle"/>
    </style:style>
    <style:style style:name="ce74" style:family="table-cell" style:parent-style-name="Default">
      <style:table-cell-properties style:cell-protect="protected" style:print-content="true" fo:border="0.06pt solid #000000" style:vertical-align="middle"/>
      <style:text-properties style:font-name="Liberation Sans1"/>
    </style:style>
    <style:style style:name="ce6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e6e6ff" fo:border-left="0.06pt solid #000000" fo:border-right="0.06pt solid #000000" fo:border-top="none" style:vertical-align="middle"/>
    </style:style>
    <style:style style:name="ce77" style:family="table-cell" style:parent-style-name="Default">
      <style:table-cell-properties fo:border-bottom="0.06pt solid #000000" fo:background-color="#e6e6ff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79" style:family="table-cell" style:parent-style-name="Default">
      <style:table-cell-properties fo:background-color="#e6e6ff" style:vertical-align="middle"/>
    </style:style>
    <style:style style:name="ce3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</style:style>
    <style:style style:name="ce84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1"/>
    </style:style>
    <style:style style:name="ce38" style:family="table-cell" style:parent-style-name="Default">
      <style:table-cell-properties fo:wrap-option="wrap" style:vertical-align="top"/>
    </style:style>
    <style:style style:name="ce6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e6e6ff" fo:wrap-option="wrap"/>
    </style:style>
    <style:style style:name="ce80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</style:style>
    <style:style style:name="ce41" style:family="table-cell" style:parent-style-name="Default">
      <style:table-cell-properties fo:wrap-option="wrap" fo:border="0.06pt solid #000000" style:vertical-align="top"/>
      <style:text-properties style:font-name="Arial" style:font-name-asian="Calibri" style:language-asian="en" style:country-asian="US" style:font-name-complex="Arial" style:language-complex="ar" style:country-complex="SA"/>
    </style:style>
    <style:style style:name="ce95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e6e6ff" fo:wrap-option="wrap" fo:border="none" style:vertical-align="top"/>
    </style:style>
    <style:style style:name="ce86" style:family="table-cell" style:parent-style-name="Default">
      <style:table-cell-properties fo:background-color="#e6e6ff" style:text-align-source="fix" style:repeat-content="false" fo:wrap-option="wrap" fo:border="none" style:vertical-align="top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e6e6ff" fo:wrap-option="wrap" fo:border="none"/>
    </style:style>
    <style:style style:name="ce89" style:family="table-cell" style:parent-style-name="Default">
      <style:table-cell-properties fo:background-color="#e6e6ff" style:text-align-source="fix" style:repeat-content="false" fo:wrap-option="wrap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</style:style>
    <style:style style:name="ce107" style:family="table-cell" style:parent-style-name="Default">
      <style:table-cell-properties fo:background-color="#e6e6ff" style:cell-protect="none" style:print-content="true" fo:border="none" style:vertical-align="middle"/>
    </style:style>
    <style:style style:name="ce5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6e6ff" style:cell-protect="none" style:print-content="true" style:text-align-source="fix" style:repeat-content="false" fo:border="none" style:vertical-align="middle"/>
      <style:paragraph-properties fo:text-align="center" fo:margin-left="0cm"/>
    </style:style>
    <style:style style:name="ce115" style:family="table-cell" style:parent-style-name="Default">
      <style:table-cell-properties fo:border-bottom="none" fo:background-color="#e6e6ff" fo:wrap-option="wrap" fo:border-left="none" fo:border-right="0.06pt solid #000000" fo:border-top="none"/>
    </style:style>
    <style:style style:name="ce7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in-list(&quot;1. Halbjahr&quot;;&quot;2. Halbjahr&quot;)" table:allow-empty-cell="false" table:display-list="unsorted" table:base-cell-address="Allgemeines.B5">
          <table:error-message table:message-type="stop" table:display="true"/>
        </table:content-validation>
        <table:content-validation table:name="val2" table:base-cell-address="Allgemeines.B6">
          <table:error-message table:message-type="stop" table:display="true"/>
        </table:content-validation>
        <table:content-validation table:name="val3" table:condition="of:cell-content-is-whole-number() and cell-content()&gt;=0" table:allow-empty-cell="false" table:base-cell-address="Schuelerinfo.E3">
          <table:error-message table:message-type="stop" table:display="true"/>
        </table:content-validation>
        <table:content-validation table:name="val4" table:condition="of:cell-content-is-in-list(&quot;wird in Klasse 4 versetzt.&quot;;&quot;wird nicht in Klasse 4 versetzt.&quot;)" table:allow-empty-cell="false" table:display-list="unsorted" table:base-cell-address="Schuelerinfo.G3">
          <table:help-message table:title="Hinweis:" table:display="true">
            <text:p>Auswahl wird im 1. Halbjahr ignoriert</text:p>
          </table:help-message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)" table:allow-empty-cell="false" table:display-list="unsorted" table:base-cell-address="'Arbeits- und Sozialverhalten'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)" table:allow-empty-cell="false" table:display-list="unsorted" table:base-cell-address="'Arbeits- und Sozialverhalten'.M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;&quot;-&quot;)" table:allow-empty-cell="false" table:display-list="unsorted" table:base-cell-address="Religionslehre.B3"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;&quot;-&quot;)" table:allow-empty-cell="false" table:display-list="unsorted" table:base-cell-address="Religionslehre.B17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)" table:allow-empty-cell="false" table:display-list="unsorted" table:base-cell-address="Englisch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)" table:allow-empty-cell="false" table:display-list="unsorted" table:base-cell-address="Englisch.G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)" table:allow-empty-cell="false" table:display-list="unsorted" table:base-cell-address="Englisch.I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)" table:allow-empty-cell="false" table:display-list="unsorted" table:base-cell-address="Englisch.M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)" table:allow-empty-cell="false" table:display-list="unsorted" table:base-cell-address="Englisch.P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4" table:condition="of:cell-content-is-in-list(&quot;0&quot;;&quot;1&quot;;&quot;2&quot;;&quot;3&quot;;&quot;4&quot;)" table:allow-empty-cell="false" table:display-list="unsorted" table:base-cell-address="Deutsch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)" table:allow-empty-cell="false" table:display-list="unsorted" table:base-cell-address="Deutsch.K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6" table:condition="of:cell-content-is-in-list(&quot;0&quot;;&quot;1&quot;;&quot;2&quot;;&quot;3&quot;;&quot;4&quot;)" table:allow-empty-cell="false" table:display-list="unsorted" table:base-cell-address="Deutsch.O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7" table:condition="of:cell-content-is-in-list(&quot;0&quot;;&quot;1&quot;;&quot;2&quot;;&quot;3&quot;;&quot;4&quot;)" table:allow-empty-cell="false" table:display-list="unsorted" table:base-cell-address="Mathemat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8" table:condition="of:cell-content-is-in-list(&quot;0&quot;;&quot;1&quot;;&quot;2&quot;;&quot;3&quot;;&quot;4&quot;)" table:allow-empty-cell="false" table:display-list="unsorted" table:base-cell-address="Mathematik.J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9" table:condition="of:cell-content-is-in-list(&quot;0&quot;;&quot;1&quot;;&quot;2&quot;;&quot;3&quot;;&quot;4&quot;)" table:allow-empty-cell="false" table:display-list="unsorted" table:base-cell-address="Mathematik.M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0" table:condition="of:cell-content-is-in-list(&quot;0&quot;;&quot;1&quot;;&quot;2&quot;;&quot;3&quot;;&quot;4&quot;)" table:allow-empty-cell="false" table:display-list="unsorted" table:base-cell-address="Mathematik.O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1" table:condition="of:cell-content-is-in-list(&quot;0&quot;;&quot;1&quot;;&quot;2&quot;;&quot;3&quot;;&quot;4&quot;)" table:allow-empty-cell="false" table:display-list="unsorted" table:base-cell-address="Mathematik.R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2" table:condition="of:cell-content-is-in-list(&quot;0&quot;;&quot;1&quot;;&quot;2&quot;;&quot;3&quot;;&quot;4&quot;)" table:allow-empty-cell="false" table:display-list="unsorted" table:base-cell-address="Sachunterricht.D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3" table:condition="of:cell-content-is-in-list(&quot;0&quot;;&quot;1&quot;;&quot;2&quot;;&quot;3&quot;;&quot;4&quot;)" table:allow-empty-cell="false" table:display-list="unsorted" table:base-cell-address="Sachunterricht.F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4" table:condition="of:cell-content-is-in-list(&quot;0&quot;;&quot;1&quot;;&quot;2&quot;;&quot;3&quot;;&quot;4&quot;)" table:allow-empty-cell="false" table:display-list="unsorted" table:base-cell-address="Religionslehre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5" table:condition="of:cell-content-is-in-list(&quot;0&quot;;&quot;1&quot;;&quot;2&quot;;&quot;3&quot;;&quot;4&quot;)" table:allow-empty-cell="false" table:display-list="unsorted" table:base-cell-address="Religionslehre.H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6" table:condition="of:cell-content-is-in-list(&quot;0&quot;;&quot;1&quot;;&quot;2&quot;;&quot;3&quot;;&quot;4&quot;)" table:allow-empty-cell="false" table:display-list="unsorted" table:base-cell-address="Mus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7" table:condition="of:cell-content-is-in-list(&quot;0&quot;;&quot;1&quot;;&quot;2&quot;;&quot;3&quot;;&quot;4&quot;)" table:allow-empty-cell="false" table:display-list="unsorted" table:base-cell-address="Musik.G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8" table:condition="of:cell-content-is-in-list(&quot;0&quot;;&quot;1&quot;;&quot;2&quot;;&quot;3&quot;;&quot;4&quot;)" table:allow-empty-cell="false" table:display-list="unsorted" table:base-cell-address="Musik.I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9" table:condition="of:cell-content-is-in-list(&quot;0&quot;;&quot;1&quot;;&quot;2&quot;;&quot;3&quot;;&quot;4&quot;)" table:allow-empty-cell="false" table:display-list="unsorted" table:base-cell-address="Kuns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0" table:condition="of:cell-content-is-in-list(&quot;0&quot;;&quot;1&quot;;&quot;2&quot;;&quot;3&quot;;&quot;4&quot;)" table:allow-empty-cell="false" table:display-list="unsorted" table:base-cell-address="Kunst.H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1" table:condition="of:cell-content-is-in-list(&quot;0&quot;;&quot;1&quot;;&quot;2&quot;;&quot;3&quot;;&quot;4&quot;)" table:allow-empty-cell="false" table:display-list="unsorted" table:base-cell-address="Kunst.J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2" table:condition="of:cell-content-is-in-list(&quot;0&quot;;&quot;1&quot;;&quot;2&quot;;&quot;3&quot;;&quot;4&quot;)" table:allow-empty-cell="false" table:display-list="unsorted" table:base-cell-address="Schwimmen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3" table:condition="of:cell-content-is-in-list(&quot;0&quot;;&quot;1&quot;;&quot;2&quot;;&quot;3&quot;;&quot;4&quot;)" table:allow-empty-cell="false" table:display-list="unsorted" table:base-cell-address="Schwimmen.I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34" table:condition="of:cell-content-is-in-list(&quot;-&quot;;&quot;Frühschwimmabzeichen&quot;;&quot;Bronze&quot;;&quot;Silber&quot;;&quot;Gold&quot;)" table:allow-empty-cell="false" table:display-list="unsorted" table:base-cell-address="Schwimmen.J3">
          <table:error-message table:message-type="stop" table:display="true"/>
        </table:content-validation>
      </table:content-validations>
      <table:table table:name="Allgemein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number-columns-repeated="1019" table:default-cell-style-name="ce23"/>
        <table:table-row table:style-name="ro1">
          <table:table-cell office:value-type="string" calcext:value-type="string">
            <text:p>Konferenzbeschluss vom</text:p>
          </table:table-cell>
          <table:table-cell office:value-type="string" calcext:value-type="string">
            <text:p>1.1.11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Schulleitun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Lehrkraf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ederbeginn Unterr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bjahr</text:p>
          </table:table-cell>
          <table:table-cell table:content-validation-name="val1" office:value-type="string" calcext:value-type="string">
            <text:p>1. Halbjahr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atum Zeugnisausteilung</text:p>
          </table:table-cell>
          <table:table-cell table:style-name="ce5" table:content-validation-name="val2" office:value-type="string" calcext:value-type="string">
            <text:p>1.1.1111</text:p>
          </table:table-cell>
          <table:table-cell table:number-columns-repeated="1022"/>
        </table:table-row>
      </table:table>
      <table:table table:name="Schuelerinfo" table:style-name="ta1" table:protected="true">
        <loext:table-protection loext:select-unprotected-cells="tru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61"/>
        <table:table-column table:style-name="co3" table:number-columns-repeated="1016" table:default-cell-style-name="Default"/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7" office:value-type="string" calcext:value-type="string">
            <text:p>Geburtstag</text:p>
          </table:table-cell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Stunden versaeumt</text:p>
          </table:table-cell>
          <table:table-cell table:style-name="ce7" office:value-type="string" calcext:value-type="string">
            <text:p>unentschuldigt</text:p>
          </table:table-cell>
          <table:table-cell table:style-name="ce7" office:value-type="string" calcext:value-type="string">
            <text:p>Versetzungstext</text:p>
          </table:table-cell>
          <table:table-cell table:style-name="ce58" office:value-type="string" calcext:value-type="string">
            <text:p>Bemerkungen</text:p>
          </table:table-cell>
          <table:table-cell table:style-name="ce22" table:number-columns-repeated="1016"/>
        </table:table-row>
        <table:table-row table:style-name="ro2">
          <table:table-cell table:style-name="ce15"/>
          <table:table-cell table:style-name="ce17"/>
          <table:table-cell table:style-name="ce15"/>
          <table:table-cell table:style-name="ce66" table:number-columns-repeated="2"/>
          <table:table-cell table:style-name="ce53" table:number-columns-repeated="2"/>
          <table:table-cell table:style-name="ce59"/>
          <table:table-cell table:number-columns-repeated="1016"/>
        </table:table-row>
        <table:table-row table:style-name="ro2">
          <table:table-cell table:style-name="ce14" office:value-type="string" calcext:value-type="string">
            <text:p>Name Schüler</text:p>
          </table:table-cell>
          <table:table-cell table:style-name="ce25"/>
          <table:table-cell table:style-name="ce27" office:value-type="string" calcext:value-type="string">
            <text:p>1.1.1111</text:p>
          </table:table-cell>
          <table:table-cell table:style-name="ce21" office:value-type="string" calcext:value-type="string">
            <text:p>3a</text:p>
          </table:table-cell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 office:value-type="string" calcext:value-type="string">
            <text:p>wird in Klasse 4 versetzt.</text:p>
          </table:table-cell>
          <table:table-cell table:style-name="ce60" office:value-type="string" calcext:value-type="string">
            <text:p>allgemeine Bemerkungen</text:p>
          </table:table-cell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27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>
          <table:table-cell table:style-name="ce14"/>
          <table:table-cell table:style-name="ce26"/>
          <table:table-cell table:style-name="ce14"/>
          <table:table-cell table:style-name="ce21"/>
          <table:table-cell table:number-columns-repeated="2" table:style-name="ce29" table:content-validation-name="val3" office:value-type="float" office:value="0" calcext:value-type="float">
            <text:p>0</text:p>
          </table:table-cell>
          <table:table-cell table:style-name="ce21" table:content-validation-name="val4"/>
          <table:table-cell table:style-name="ce60"/>
          <table:table-cell table:style-name="ce23"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beits- und Sozialverhalten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number-columns-repeated="4" table:default-cell-style-name="Default"/>
        <table:table-column table:style-name="co19" table:default-cell-style-name="ce61"/>
        <table:table-column table:style-name="co3" table:number-columns-repeated="1006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33" office:value-type="string" calcext:value-type="string">
            <text:p>Kompetenz 13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6"/>
        </table:table-row>
        <table:table-row table:style-name="ro3">
          <table:table-cell table:style-name="ce34"/>
          <table:table-cell table:style-name="ce67"/>
          <table:table-cell table:style-name="ce35" office:value-type="string" calcext:value-type="string">
            <text:p>Arbeitsverhalten</text:p>
          </table:table-cell>
          <table:table-cell table:style-name="ce36" office:value-type="string" calcext:value-type="string">
            <text:p>beteiligte sich engagiert und regelmäßig am Unterricht</text:p>
          </table:table-cell>
          <table:table-cell table:style-name="ce36" office:value-type="string" calcext:value-type="string">
            <text:p>setzte sich aktiv mit Problemstellungen auseinander und brachte eigene Lösungsvorschläge und Ideen ein</text:p>
          </table:table-cell>
          <table:table-cell table:style-name="ce36" office:value-type="string" calcext:value-type="string">
            <text:p>arbeitete konzentriert und ausdauernd</text:p>
          </table:table-cell>
          <table:table-cell table:style-name="ce35" office:value-type="string" calcext:value-type="string">
            <text:p>arbeitete selbstständig und zielgerichtet über einen längeren Zeitraum in allen Unterrichtsformen</text:p>
          </table:table-cell>
          <table:table-cell table:style-name="ce35" office:value-type="string" calcext:value-type="string">
            <text:p>arbeitete sorgfältig</text:p>
          </table:table-cell>
          <table:table-cell table:style-name="ce35" office:value-type="string" calcext:value-type="string">
            <text:p>arbeitete zügig und vollständig</text:p>
          </table:table-cell>
          <table:table-cell table:style-name="ce36" office:value-type="string" calcext:value-type="string">
            <text:p>erfasste komplexe Arbeitsaufträge und setzte sie um</text:p>
          </table:table-cell>
          <table:table-cell table:style-name="ce36" office:value-type="string" calcext:value-type="string">
            <text:p>ging sorgfältig mit allen Lern- und Arbeitsmaterialien um</text:p>
          </table:table-cell>
          <table:table-cell table:style-name="ce36" office:value-type="string" calcext:value-type="string">
            <text:p>Sozialverhalten</text:p>
          </table:table-cell>
          <table:table-cell table:style-name="ce36" office:value-type="string" calcext:value-type="string">
            <text:p>begegnete allen Kindern und Erwachsenen mit Respekt und Freundlichkeit</text:p>
          </table:table-cell>
          <table:table-cell table:style-name="ce36" office:value-type="string" calcext:value-type="string">
            <text:p>hielt alle vereinbarten Regeln zuverlässig ein</text:p>
          </table:table-cell>
          <table:table-cell table:style-name="ce36" office:value-type="string" calcext:value-type="string">
            <text:p>zeigte sich hilfsbereit</text:p>
          </table:table-cell>
          <table:table-cell table:style-name="ce36" office:value-type="string" calcext:value-type="string">
            <text:p>reagierte in Streitsituationen angemessen</text:p>
          </table:table-cell>
          <table:table-cell table:style-name="ce36" office:value-type="string" calcext:value-type="string">
            <text:p>arbeitete konstruktiv mit anderen</text:p>
          </table:table-cell>
          <table:table-cell table:style-name="ce83"/>
          <table:table-cell table:style-name="ce38" table:number-columns-repeated="1006"/>
        </table:table-row>
        <table:table-row table:style-name="ro2">
          <table:table-cell table:style-name="ce73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]);&quot;&quot;;[Schuelerinfo.A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4" table:formula="of:=IF(ISBLANK([Schuelerinfo.A5]);&quot;&quot;;[Schuelerinfo.A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84"/>
          <table:table-cell table:style-name="ce23" table:number-columns-repeated="1006"/>
        </table:table-row>
        <table:table-row table:style-name="ro2">
          <table:table-cell table:style-name="ce73" table:formula="of:=IF(ISBLANK([Schuelerinfo.A6]);&quot;&quot;;[Schuelerinfo.A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7]);&quot;&quot;;[Schuelerinfo.A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8]);&quot;&quot;;[Schuelerinfo.A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9]);&quot;&quot;;[Schuelerinfo.A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0]);&quot;&quot;;[Schuelerinfo.A1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1]);&quot;&quot;;[Schuelerinfo.A1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2]);&quot;&quot;;[Schuelerinfo.A1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3]);&quot;&quot;;[Schuelerinfo.A1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4]);&quot;&quot;;[Schuelerinfo.A1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5]);&quot;&quot;;[Schuelerinfo.A1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6]);&quot;&quot;;[Schuelerinfo.A1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7]);&quot;&quot;;[Schuelerinfo.A1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8]);&quot;&quot;;[Schuelerinfo.A1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9]);&quot;&quot;;[Schuelerinfo.A1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0]);&quot;&quot;;[Schuelerinfo.A2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1]);&quot;&quot;;[Schuelerinfo.A2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2]);&quot;&quot;;[Schuelerinfo.A2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3]);&quot;&quot;;[Schuelerinfo.A2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4]);&quot;&quot;;[Schuelerinfo.A2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5]);&quot;&quot;;[Schuelerinfo.A2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6]);&quot;&quot;;[Schuelerinfo.A2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7]);&quot;&quot;;[Schuelerinfo.A2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8]);&quot;&quot;;[Schuelerinfo.A2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9]);&quot;&quot;;[Schuelerinfo.A2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0]);&quot;&quot;;[Schuelerinfo.A3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1]);&quot;&quot;;[Schuelerinfo.A3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2]);&quot;&quot;;[Schuelerinfo.A3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3]);&quot;&quot;;[Schuelerinfo.A3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4]);&quot;&quot;;[Schuelerinfo.A3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5]);&quot;&quot;;[Schuelerinfo.A3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6]);&quot;&quot;;[Schuelerinfo.A3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7]);&quot;&quot;;[Schuelerinfo.A37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8]);&quot;&quot;;[Schuelerinfo.A38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9]);&quot;&quot;;[Schuelerinfo.A39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0]);&quot;&quot;;[Schuelerinfo.A40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1]);&quot;&quot;;[Schuelerinfo.A41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2]);&quot;&quot;;[Schuelerinfo.A42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3]);&quot;&quot;;[Schuelerinfo.A43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4]);&quot;&quot;;[Schuelerinfo.A44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5]);&quot;&quot;;[Schuelerinfo.A45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6]);&quot;&quot;;[Schuelerinfo.A46])">
            <text:p/>
          </table:table-cell>
          <table:table-cell table:style-name="ce76"/>
          <table:table-cell table:style-name="ce79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7]);&quot;&quot;;[Schuelerinfo.A47])">
            <text:p/>
          </table:table-cell>
          <table:table-cell table:style-name="ce77"/>
          <table:table-cell table:style-name="ce26"/>
          <table:table-cell table:number-columns-repeated="8" table:style-name="ce71" table:content-validation-name="val5" office:value-type="float" office:value="1" calcext:value-type="float">
            <text:p>1</text:p>
          </table:table-cell>
          <table:table-cell table:style-name="ce26"/>
          <table:table-cell table:number-columns-repeated="5" table:style-name="ce71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glisch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ce61"/>
        <table:table-column table:style-name="co3" table:number-columns-repeated="1007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Bereich 5</text:p>
          </table:table-cell>
          <table:table-cell table:style-name="ce33" office:value-type="string" calcext:value-type="string">
            <text:p>Kompetenz 8</text:p>
          </table:table-cell>
          <table:table-cell table:style-name="ce58" office:value-type="string" calcext:value-type="string">
            <text:p>Bemerkung</text:p>
          </table:table-cell>
          <table:table-cell table:number-columns-repeated="1007"/>
        </table:table-row>
        <table:table-row table:style-name="ro3">
          <table:table-cell table:style-name="ce34"/>
          <table:table-cell table:style-name="ce69"/>
          <table:table-cell table:style-name="ce35" office:value-type="string" calcext:value-type="string">
            <text:p>Allgemein</text:p>
          </table:table-cell>
          <table:table-cell table:style-name="ce39" office:value-type="string" calcext:value-type="string">
            <text:p>zeigte Interesse und Freude an der englischen Sprache und arbeitete aktiv mit</text:p>
          </table:table-cell>
          <table:table-cell table:style-name="ce39" office:value-type="string" calcext:value-type="string">
            <text:p>Hör(seh)verstehen</text:p>
          </table:table-cell>
          <table:table-cell table:style-name="ce39" office:value-type="string" calcext:value-type="string">
            <text:p>verstand wesentliche Inhalte und Äußerungen im Unterrichtsgespräch und in Dialogen</text:p>
          </table:table-cell>
          <table:table-cell table:style-name="ce39" office:value-type="string" calcext:value-type="string">
            <text:p>entnahm Hörtexten und Filmen grundlegende Informationen</text:p>
          </table:table-cell>
          <table:table-cell table:style-name="ce39" office:value-type="string" calcext:value-type="string">
            <text:p>Sprechen</text:p>
          </table:table-cell>
          <table:table-cell table:style-name="ce36" office:value-type="string" calcext:value-type="string">
            <text:p>sprach Wörter richtig aus</text:p>
          </table:table-cell>
          <table:table-cell table:style-name="ce36" office:value-type="string" calcext:value-type="string">
            <text:p>nutzte erlernte Wörter und Wendungen und sprach zusammenhängend</text:p>
          </table:table-cell>
          <table:table-cell table:style-name="ce36" office:value-type="string" calcext:value-type="string">
            <text:p>sprach in einfachen Kommunikationssituationen über bekannte Themen</text:p>
          </table:table-cell>
          <table:table-cell table:style-name="ce36" office:value-type="string" calcext:value-type="string">
            <text:p>Leseverstehen</text:p>
          </table:table-cell>
          <table:table-cell table:style-name="ce39" office:value-type="string" calcext:value-type="string">
            <text:p>las und verstand Wörter, Sätze und kurze Texte</text:p>
          </table:table-cell>
          <table:table-cell table:style-name="ce39" office:value-type="string" calcext:value-type="string">
            <text:p>Schreiben</text:p>
          </table:table-cell>
          <table:table-cell table:style-name="ce39" office:value-type="string" calcext:value-type="string">
            <text:p>schrieb mithilfe von Vorlagen Sätze und kurze Texte orthografisch korrekt</text:p>
          </table:table-cell>
          <table:table-cell table:style-name="ce83"/>
          <table:table-cell table:style-name="ce38" table:number-columns-repeated="1007"/>
        </table:table-row>
        <table:table-row table:style-name="ro2">
          <table:table-cell table:style-name="ce73" table:formula="of:=IF(ISBLANK(['Arbeits- und Sozialverhalten'.A3]);&quot;&quot;;['Arbeits- und Sozialverhalten'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91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91"/>
          <table:table-cell table:style-name="ce71" table:content-validation-name="val12" office:value-type="float" office:value="1" calcext:value-type="float">
            <text:p>1</text:p>
          </table:table-cell>
          <table:table-cell table:style-name="ce91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]);&quot;&quot;;['Arbeits- und Sozialverhalten'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91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91"/>
          <table:table-cell table:style-name="ce71" table:content-validation-name="val12" office:value-type="float" office:value="1" calcext:value-type="float">
            <text:p>1</text:p>
          </table:table-cell>
          <table:table-cell table:style-name="ce91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5]);&quot;&quot;;['Arbeits- und Sozialverhalten'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6]);&quot;&quot;;['Arbeits- und Sozialverhalten'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7]);&quot;&quot;;['Arbeits- und Sozialverhalten'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8]);&quot;&quot;;['Arbeits- und Sozialverhalten'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9]);&quot;&quot;;['Arbeits- und Sozialverhalten'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0]);&quot;&quot;;['Arbeits- und Sozialverhalten'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1]);&quot;&quot;;['Arbeits- und Sozialverhalten'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2]);&quot;&quot;;['Arbeits- und Sozialverhalten'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3]);&quot;&quot;;['Arbeits- und Sozialverhalten'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4]);&quot;&quot;;['Arbeits- und Sozialverhalten'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5]);&quot;&quot;;['Arbeits- und Sozialverhalten'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6]);&quot;&quot;;['Arbeits- und Sozialverhalten'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7]);&quot;&quot;;['Arbeits- und Sozialverhalten'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8]);&quot;&quot;;['Arbeits- und Sozialverhalten'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19]);&quot;&quot;;['Arbeits- und Sozialverhalten'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0]);&quot;&quot;;['Arbeits- und Sozialverhalten'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1]);&quot;&quot;;['Arbeits- und Sozialverhalten'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2]);&quot;&quot;;['Arbeits- und Sozialverhalten'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3]);&quot;&quot;;['Arbeits- und Sozialverhalten'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4]);&quot;&quot;;['Arbeits- und Sozialverhalten'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5]);&quot;&quot;;['Arbeits- und Sozialverhalten'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6]);&quot;&quot;;['Arbeits- und Sozialverhalten'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7]);&quot;&quot;;['Arbeits- und Sozialverhalten'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8]);&quot;&quot;;['Arbeits- und Sozialverhalten'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29]);&quot;&quot;;['Arbeits- und Sozialverhalten'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0]);&quot;&quot;;['Arbeits- und Sozialverhalten'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1]);&quot;&quot;;['Arbeits- und Sozialverhalten'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2]);&quot;&quot;;['Arbeits- und Sozialverhalten'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3]);&quot;&quot;;['Arbeits- und Sozialverhalten'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4]);&quot;&quot;;['Arbeits- und Sozialverhalten'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5]);&quot;&quot;;['Arbeits- und Sozialverhalten'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6]);&quot;&quot;;['Arbeits- und Sozialverhalten'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7]);&quot;&quot;;['Arbeits- und Sozialverhalten'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8]);&quot;&quot;;['Arbeits- und Sozialverhalten'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39]);&quot;&quot;;['Arbeits- und Sozialverhalten'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0]);&quot;&quot;;['Arbeits- und Sozialverhalten'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1]);&quot;&quot;;['Arbeits- und Sozialverhalten'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2]);&quot;&quot;;['Arbeits- und Sozialverhalten'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3]);&quot;&quot;;['Arbeits- und Sozialverhalten'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4]);&quot;&quot;;['Arbeits- und Sozialverhalten'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5]);&quot;&quot;;['Arbeits- und Sozialverhalten'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6]);&quot;&quot;;['Arbeits- und Sozialverhalten'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5"/>
          <table:table-cell table:style-name="ce71" table:content-validation-name="val12" office:value-type="float" office:value="1" calcext:value-type="float">
            <text:p>1</text:p>
          </table:table-cell>
          <table:table-cell table:style-name="ce25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>
          <table:table-cell table:style-name="ce73" table:formula="of:=IF(ISBLANK(['Arbeits- und Sozialverhalten'.A47]);&quot;&quot;;['Arbeits- und Sozialverhalten'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style-name="ce71" table:content-validation-name="val9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10" office:value-type="float" office:value="1" calcext:value-type="float">
            <text:p>1</text:p>
          </table:table-cell>
          <table:table-cell table:style-name="ce26"/>
          <table:table-cell table:number-columns-repeated="3" table:style-name="ce71" table:content-validation-name="val11" office:value-type="float" office:value="1" calcext:value-type="float">
            <text:p>1</text:p>
          </table:table-cell>
          <table:table-cell table:style-name="ce26"/>
          <table:table-cell table:style-name="ce71" table:content-validation-name="val12" office:value-type="float" office:value="1" calcext:value-type="float">
            <text:p>1</text:p>
          </table:table-cell>
          <table:table-cell table:style-name="ce26"/>
          <table:table-cell table:style-name="ce71" table:content-validation-name="val13" office:value-type="float" office:value="1" calcext:value-type="float">
            <text:p>1</text:p>
          </table:table-cell>
          <table:table-cell table:style-name="ce60"/>
          <table:table-cell table:style-name="ce23" table:number-columns-repeated="100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utsch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number-columns-repeated="4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number-columns-repeated="3" table:default-cell-style-name="Default"/>
        <table:table-column table:style-name="co26" table:default-cell-style-name="ce61"/>
        <table:table-column table:style-name="co3" table:number-columns-repeated="1006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58" office:value-type="string" calcext:value-type="string">
            <text:p>Bemerkung</text:p>
          </table:table-cell>
          <table:table-cell table:number-columns-repeated="1006"/>
        </table:table-row>
        <table:table-row table:style-name="ro4">
          <table:table-cell table:style-name="ce34"/>
          <table:table-cell table:style-name="ce69"/>
          <table:table-cell table:style-name="ce35" office:value-type="string" calcext:value-type="string">
            <text:p>Sprachgebrauch</text:p>
          </table:table-cell>
          <table:table-cell table:style-name="ce39" office:value-type="string" calcext:value-type="string">
            <text:p>beteiligte sich sachbezogen</text:p>
          </table:table-cell>
          <table:table-cell table:style-name="ce39" office:value-type="string" calcext:value-type="string">
            <text:p>erzählte in grammatikalisch richtigen Sätzen mit treffender Ausdrucksweise</text:p>
          </table:table-cell>
          <table:table-cell table:style-name="ce39" office:value-type="string" calcext:value-type="string">
            <text:p>hielt sich an vereinbarte Gesprächsregeln</text:p>
          </table:table-cell>
          <table:table-cell table:style-name="ce39" office:value-type="string" calcext:value-type="string">
            <text:p>schrieb flüssig in einer Verbundschrift</text:p>
          </table:table-cell>
          <table:table-cell table:style-name="ce39" office:value-type="string" calcext:value-type="string">
            <text:p>verfasste eigene Texte anhand erarbeiteter Kriterien</text:p>
          </table:table-cell>
          <table:table-cell table:style-name="ce39" office:value-type="string" calcext:value-type="string">
            <text:p>wandte die geforderten Grammatikregeln richtig an</text:p>
          </table:table-cell>
          <table:table-cell table:style-name="ce39" office:value-type="string" calcext:value-type="string">
            <text:p>Rechtschreibung</text:p>
          </table:table-cell>
          <table:table-cell table:style-name="ce39" office:value-type="string" calcext:value-type="string">
            <text:p>schrieb methodisch und fehlerfrei ab</text:p>
          </table:table-cell>
          <table:table-cell table:style-name="ce39" office:value-type="string" calcext:value-type="string">
            <text:p>wandte die geforderten Rechtschreibregeln richtig an</text:p>
          </table:table-cell>
          <table:table-cell table:style-name="ce39" office:value-type="string" calcext:value-type="string">
            <text:p>verwendete Hilfsmittel (Wörterbuch, Wörterliste, Lernkartei) zur Überprüfung der Rechtschreibung</text:p>
          </table:table-cell>
          <table:table-cell table:style-name="ce39" office:value-type="string" calcext:value-type="string">
            <text:p>Lesen</text:p>
          </table:table-cell>
          <table:table-cell table:style-name="ce39" office:value-type="string" calcext:value-type="string">
            <text:p>las Texte sinnbetont und flüssig vor</text:p>
          </table:table-cell>
          <table:table-cell table:style-name="ce39" office:value-type="string" calcext:value-type="string">
            <text:p>verstand schriftliche Arbeitsanweisungen und handelte selbstständig danach</text:p>
          </table:table-cell>
          <table:table-cell table:style-name="ce39" office:value-type="string" calcext:value-type="string">
            <text:p>konnte aus vielfältigen Texten gezielt Informationen entnehmen und nutzen</text:p>
          </table:table-cell>
          <table:table-cell table:style-name="ce83"/>
          <table:table-cell table:style-name="ce38" table:number-columns-repeated="1006"/>
        </table:table-row>
        <table:table-row table:style-name="ro2">
          <table:table-cell table:style-name="ce73" table:formula="of:=IF(ISBLANK([Englisch.A3]);&quot;&quot;;[Englisch.A3])" office:value-type="string" office:string-value="Name Schüler" calcext:value-type="string">
            <text:p>Name Schüler</text:p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6"/>
        </table:table-row>
        <table:table-row table:style-name="ro2">
          <table:table-cell table:style-name="ce73" table:formula="of:=IF(ISBLANK([Englisch.A4]);&quot;&quot;;[Englisch.A4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6"/>
        </table:table-row>
        <table:table-row table:style-name="ro2">
          <table:table-cell table:style-name="ce73" table:formula="of:=IF(ISBLANK([Englisch.A5]);&quot;&quot;;[Englisch.A5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6]);&quot;&quot;;[Englisch.A6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7]);&quot;&quot;;[Englisch.A7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8]);&quot;&quot;;[Englisch.A8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9]);&quot;&quot;;[Englisch.A9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0]);&quot;&quot;;[Englisch.A10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1]);&quot;&quot;;[Englisch.A11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2]);&quot;&quot;;[Englisch.A12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3]);&quot;&quot;;[Englisch.A13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4]);&quot;&quot;;[Englisch.A14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5]);&quot;&quot;;[Englisch.A15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6]);&quot;&quot;;[Englisch.A16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7]);&quot;&quot;;[Englisch.A17])">
            <text:p/>
          </table:table-cell>
          <table:table-cell table:number-columns-repeated="2" table:style-name="ce71" table:content-validation-name="val8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8]);&quot;&quot;;[Englisch.A18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19]);&quot;&quot;;[Englisch.A19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0]);&quot;&quot;;[Englisch.A20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1]);&quot;&quot;;[Englisch.A21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2]);&quot;&quot;;[Englisch.A22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3]);&quot;&quot;;[Englisch.A23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4]);&quot;&quot;;[Englisch.A24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5]);&quot;&quot;;[Englisch.A25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6]);&quot;&quot;;[Englisch.A26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7]);&quot;&quot;;[Englisch.A27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8]);&quot;&quot;;[Englisch.A28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29]);&quot;&quot;;[Englisch.A29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0]);&quot;&quot;;[Englisch.A30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1]);&quot;&quot;;[Englisch.A31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2]);&quot;&quot;;[Englisch.A32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3]);&quot;&quot;;[Englisch.A33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4]);&quot;&quot;;[Englisch.A34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5]);&quot;&quot;;[Englisch.A35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6]);&quot;&quot;;[Englisch.A36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7]);&quot;&quot;;[Englisch.A37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8]);&quot;&quot;;[Englisch.A38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39]);&quot;&quot;;[Englisch.A39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0]);&quot;&quot;;[Englisch.A40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1]);&quot;&quot;;[Englisch.A41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2]);&quot;&quot;;[Englisch.A42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3]);&quot;&quot;;[Englisch.A43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4]);&quot;&quot;;[Englisch.A44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5]);&quot;&quot;;[Englisch.A45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6]);&quot;&quot;;[Englisch.A46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Englisch.A47]);&quot;&quot;;[Englisch.A47])">
            <text:p/>
          </table:table-cell>
          <table:table-cell table:number-columns-repeated="2" table:style-name="ce71" table:content-validation-name="val7" office:value-type="float" office:value="1" calcext:value-type="float">
            <text:p>1</text:p>
          </table:table-cell>
          <table:table-cell table:number-columns-repeated="6" table:style-name="ce71" table:content-validation-name="val14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5" office:value-type="float" office:value="1" calcext:value-type="float">
            <text:p>1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number-columns-repeated="3" table:style-name="ce71" table:content-validation-name="val1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ematik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4" table:default-cell-style-name="ce61"/>
        <table:table-column table:style-name="co3" table:number-columns-repeated="100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Bereich 5</text:p>
          </table:table-cell>
          <table:table-cell table:style-name="ce33" office:value-type="string" calcext:value-type="string">
            <text:p>Kompetenz 11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3"/>
        </table:table-row>
        <table:table-row table:style-name="ro5">
          <table:table-cell table:style-name="ce40"/>
          <table:table-cell table:style-name="ce80"/>
          <table:table-cell table:style-name="ce35" office:value-type="string" calcext:value-type="string">
            <text:p>Zahlen und Operationen</text:p>
          </table:table-cell>
          <table:table-cell table:style-name="ce39" office:value-type="string" calcext:value-type="string">
            <text:p>erfasste <text:s/>den Zahlenraum bis 1000</text:p>
          </table:table-cell>
          <table:table-cell table:style-name="ce39" office:value-type="string" calcext:value-type="string">
            <text:p>löste Additions- und Subtraktionsaufgaben im Zahlenraum bis 1000 in verschiedenen Übungsformaten</text:p>
          </table:table-cell>
          <table:table-cell table:style-name="ce39" office:value-type="string" calcext:value-type="string">
            <text:p>löste Multiplikations- und Divisionsaufgaben im erarbeiteten Zahlenraum in verschiedenen Übungsformaten</text:p>
          </table:table-cell>
          <table:table-cell table:style-name="ce39" office:value-type="string" calcext:value-type="string">
            <text:p>beherrschte die schriftliche Addition im Zahlenraum bis 1000</text:p>
          </table:table-cell>
          <table:table-cell table:style-name="ce39" office:value-type="string" calcext:value-type="string">
            <text:p>beherrschte die schriftliche Subtraktion im Zahlenraum bis 1000</text:p>
          </table:table-cell>
          <table:table-cell table:style-name="ce39" office:value-type="string" calcext:value-type="string">
            <text:p>Raum und Form</text:p>
          </table:table-cell>
          <table:table-cell table:style-name="ce39" office:value-type="string" calcext:value-type="string">
            <text:p>löste Aufgaben aus dem Bereich Geometrie (Körper, Netze, Raumorientierung, ebene Figuren, Achsensymmetrie)</text:p>
          </table:table-cell>
          <table:table-cell table:style-name="ce39" office:value-type="string" calcext:value-type="string">
            <text:p>Größen und Messen / Sachsituationen</text:p>
          </table:table-cell>
          <table:table-cell table:style-name="ce41" office:value-type="string" calcext:value-type="string">
            <text:p>beherrschte den Umgang mit Größen und Messgeräten (Längen, Gewichte, Geldwerte, Zeit)</text:p>
          </table:table-cell>
          <table:table-cell table:style-name="ce39" office:value-type="string" calcext:value-type="string">
            <text:p>fand passende Fragestellungen und Aufgaben zu Sachsituationen</text:p>
          </table:table-cell>
          <table:table-cell table:style-name="ce39" office:value-type="string" calcext:value-type="string">
            <text:p>Daten / Häufigkeiten / Wahrscheinlichkeiten</text:p>
          </table:table-cell>
          <table:table-cell table:style-name="ce39" office:value-type="string" calcext:value-type="string">
            <text:p>löste kombinatorische Aufgaben</text:p>
          </table:table-cell>
          <table:table-cell table:style-name="ce39" office:value-type="string" calcext:value-type="string">
            <text:p>stellte Daten in Tabellen sowie Diagrammen dar und entnahm Tabellen und Diagrammen Informationen</text:p>
          </table:table-cell>
          <table:table-cell table:style-name="ce39" office:value-type="string" calcext:value-type="string">
            <text:p>Problemlösen / Argumentieren / Darstellen / Kommunizieren</text:p>
          </table:table-cell>
          <table:table-cell table:style-name="ce39" office:value-type="string" calcext:value-type="string">
            <text:p>erschloss sich selbstständig die Problemstellung von Aufgaben, stellte Zusammenhänge her und erklärte eigene Lösungswege nachvollziehbar</text:p>
          </table:table-cell>
          <table:table-cell table:style-name="ce95"/>
          <table:table-cell table:style-name="ce43" table:number-columns-repeated="1003"/>
        </table:table-row>
        <table:table-row table:style-name="ro2">
          <table:table-cell table:style-name="ce73" table:formula="of:=IF(ISBLANK([Deutsch.A3]);&quot;&quot;;[Deutsch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91"/>
          <table:table-cell table:style-name="ce71" table:content-validation-name="val18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82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]);&quot;&quot;;[Deutsch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91"/>
          <table:table-cell table:style-name="ce71" table:content-validation-name="val18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91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5]);&quot;&quot;;[Deutsch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6]);&quot;&quot;;[Deutsch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7]);&quot;&quot;;[Deutsch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8]);&quot;&quot;;[Deutsch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9]);&quot;&quot;;[Deutsch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0]);&quot;&quot;;[Deutsch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1]);&quot;&quot;;[Deutsch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2]);&quot;&quot;;[Deutsch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3]);&quot;&quot;;[Deutsch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4]);&quot;&quot;;[Deutsch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5]);&quot;&quot;;[Deutsch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6]);&quot;&quot;;[Deutsch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7]);&quot;&quot;;[Deutsch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8]);&quot;&quot;;[Deutsch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19]);&quot;&quot;;[Deutsch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0]);&quot;&quot;;[Deutsch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1]);&quot;&quot;;[Deutsch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2]);&quot;&quot;;[Deutsch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3]);&quot;&quot;;[Deutsch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4]);&quot;&quot;;[Deutsch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5]);&quot;&quot;;[Deutsch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6]);&quot;&quot;;[Deutsch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7]);&quot;&quot;;[Deutsch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8]);&quot;&quot;;[Deutsch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29]);&quot;&quot;;[Deutsch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0]);&quot;&quot;;[Deutsch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1]);&quot;&quot;;[Deutsch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2]);&quot;&quot;;[Deutsch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3]);&quot;&quot;;[Deutsch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4]);&quot;&quot;;[Deutsch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5]);&quot;&quot;;[Deutsch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6]);&quot;&quot;;[Deutsch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7]);&quot;&quot;;[Deutsch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8]);&quot;&quot;;[Deutsch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39]);&quot;&quot;;[Deutsch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0]);&quot;&quot;;[Deutsch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1]);&quot;&quot;;[Deutsch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2]);&quot;&quot;;[Deutsch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3]);&quot;&quot;;[Deutsch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4]);&quot;&quot;;[Deutsch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5]);&quot;&quot;;[Deutsch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6]);&quot;&quot;;[Deutsch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5"/>
          <table:table-cell table:style-name="ce71" table:content-validation-name="val1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5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>
          <table:table-cell table:style-name="ce73" table:formula="of:=IF(ISBLANK([Deutsch.A47]);&quot;&quot;;[Deutsch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number-columns-repeated="5" table:style-name="ce71" table:content-validation-name="val17" office:value-type="float" office:value="1" calcext:value-type="float">
            <text:p>1</text:p>
          </table:table-cell>
          <table:table-cell table:style-name="ce26"/>
          <table:table-cell table:style-name="ce71" table:content-validation-name="val18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19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20" office:value-type="float" office:value="1" calcext:value-type="float">
            <text:p>1</text:p>
          </table:table-cell>
          <table:table-cell table:style-name="ce26"/>
          <table:table-cell table:style-name="ce71" table:content-validation-name="val21" office:value-type="float" office:value="1" calcext:value-type="float">
            <text:p>1</text:p>
          </table:table-cell>
          <table:table-cell table:style-name="ce60"/>
          <table:table-cell table:style-name="ce23" table:number-columns-repeated="1003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achunterrich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35" table:default-cell-style-name="ce61"/>
        <table:table-column table:style-name="co3" table:number-columns-repeated="1014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4"/>
        </table:table-row>
        <table:table-row table:style-name="ro6">
          <table:table-cell table:style-name="ce44"/>
          <table:table-cell table:style-name="ce86"/>
          <table:table-cell table:style-name="ce35" office:value-type="string" calcext:value-type="string">
            <text:p>Mündliche Leistungen</text:p>
          </table:table-cell>
          <table:table-cell table:style-name="ce36" office:value-type="string" calcext:value-type="string">
            <text:p>beteiligte sich mit seinem/ ihrem Wissen am Unterricht</text:p>
          </table:table-cell>
          <table:table-cell table:style-name="ce36" office:value-type="string" calcext:value-type="string">
            <text:p>Praktische / schriftliche Leistungen</text:p>
          </table:table-cell>
          <table:table-cell table:style-name="ce36" office:value-type="string" calcext:value-type="string">
            <text:p>war in der Lage, sich Themenbereiche zu erschließen und Informationen aus Materialien selbstständig zu filtern und zu ordnen</text:p>
          </table:table-cell>
          <table:table-cell table:style-name="ce36" office:value-type="string" calcext:value-type="string">
            <text:p>brachte sich in Partner- und Gruppenarbeiten aktiv und produktiv mit seinem/ ihrem Wissen ein</text:p>
          </table:table-cell>
          <table:table-cell table:style-name="ce36" office:value-type="string" calcext:value-type="string">
            <text:p>verstand die Inhalte der erarbeiteten Lerngebiete und gab diese richtig wieder</text:p>
          </table:table-cell>
          <table:table-cell table:style-name="ce36" office:value-type="string" calcext:value-type="string">
            <text:p>konnte Ergebnisse anschaulich und verständlich darstellen und präsentieren</text:p>
          </table:table-cell>
          <table:table-cell table:style-name="ce100"/>
          <table:table-cell table:style-name="ce38" table:number-columns-repeated="1014"/>
        </table:table-row>
        <table:table-row table:style-name="ro2">
          <table:table-cell table:style-name="ce73" table:formula="of:=IF(ISBLANK([Mathematik.A3]);&quot;&quot;;[Mathematik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91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]);&quot;&quot;;[Mathematik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91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5]);&quot;&quot;;[Mathematik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6]);&quot;&quot;;[Mathematik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7]);&quot;&quot;;[Mathematik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8]);&quot;&quot;;[Mathematik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9]);&quot;&quot;;[Mathematik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0]);&quot;&quot;;[Mathematik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1]);&quot;&quot;;[Mathematik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2]);&quot;&quot;;[Mathematik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3]);&quot;&quot;;[Mathematik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4]);&quot;&quot;;[Mathematik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5]);&quot;&quot;;[Mathematik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6]);&quot;&quot;;[Mathematik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7]);&quot;&quot;;[Mathematik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8]);&quot;&quot;;[Mathematik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19]);&quot;&quot;;[Mathematik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0]);&quot;&quot;;[Mathematik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1]);&quot;&quot;;[Mathematik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2]);&quot;&quot;;[Mathematik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3]);&quot;&quot;;[Mathematik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4]);&quot;&quot;;[Mathematik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5]);&quot;&quot;;[Mathematik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6]);&quot;&quot;;[Mathematik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7]);&quot;&quot;;[Mathematik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8]);&quot;&quot;;[Mathematik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29]);&quot;&quot;;[Mathematik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0]);&quot;&quot;;[Mathematik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1]);&quot;&quot;;[Mathematik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2]);&quot;&quot;;[Mathematik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3]);&quot;&quot;;[Mathematik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4]);&quot;&quot;;[Mathematik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5]);&quot;&quot;;[Mathematik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6]);&quot;&quot;;[Mathematik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7]);&quot;&quot;;[Mathematik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8]);&quot;&quot;;[Mathematik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39]);&quot;&quot;;[Mathematik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0]);&quot;&quot;;[Mathematik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1]);&quot;&quot;;[Mathematik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2]);&quot;&quot;;[Mathematik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3]);&quot;&quot;;[Mathematik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4]);&quot;&quot;;[Mathematik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5]);&quot;&quot;;[Mathematik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6]);&quot;&quot;;[Mathematik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2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Mathematik.A47]);&quot;&quot;;[Mathematik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style-name="ce71" table:content-validation-name="val22" office:value-type="float" office:value="1" calcext:value-type="float">
            <text:p>1</text:p>
          </table:table-cell>
          <table:table-cell table:style-name="ce26"/>
          <table:table-cell table:number-columns-repeated="4" table:style-name="ce71" table:content-validation-name="val23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igionslehre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36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7" table:default-cell-style-name="ce61"/>
        <table:table-column table:style-name="co3" table:number-columns-repeated="1015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5"/>
        </table:table-row>
        <table:table-row table:style-name="ro7">
          <table:table-cell table:style-name="ce40"/>
          <table:table-cell table:style-name="ce80"/>
          <table:table-cell table:style-name="ce35" office:value-type="string" calcext:value-type="string">
            <text:p>Theoretische Auseinandersetzung</text:p>
          </table:table-cell>
          <table:table-cell table:style-name="ce39" office:value-type="string" calcext:value-type="string">
            <text:p>konnte zu ausgewählten Bildern und Geschichten eigene Fragen und unterschiedliche Deutungsmöglichkeiten entwickeln und darlegen</text:p>
          </table:table-cell>
          <table:table-cell table:style-name="ce39" office:value-type="string" calcext:value-type="string">
            <text:p>zeigte zu Problemsituationen vielfältige Handlungsmöglichkeiten auf und begründete die eigene Meinung</text:p>
          </table:table-cell>
          <table:table-cell table:style-name="ce39" office:value-type="string" calcext:value-type="string">
            <text:p>bewies sichere Kenntnisse zu den behandelten christlichen Themen und <text:s/>biblischen Geschichten</text:p>
          </table:table-cell>
          <table:table-cell table:style-name="ce39" office:value-type="string" calcext:value-type="string">
            <text:p>Praktische Auseinandersetzung</text:p>
          </table:table-cell>
          <table:table-cell table:style-name="ce39" office:value-type="string" calcext:value-type="string">
            <text:p>gestaltete schriftliche und kreative Arbeiten ideenreich, ansprechend und zuverlässig</text:p>
          </table:table-cell>
          <table:table-cell table:style-name="ce95"/>
          <table:table-cell table:style-name="ce43" table:number-columns-repeated="1015"/>
        </table:table-row>
        <table:table-row table:style-name="ro2">
          <table:table-cell table:style-name="ce73" table:formula="of:=IF(ISBLANK([Sachunterricht.A3]);&quot;&quot;;[Sachunterricht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91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]);&quot;&quot;;[Sachunterricht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91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5]);&quot;&quot;;[Sachunterricht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6]);&quot;&quot;;[Sachunterricht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7]);&quot;&quot;;[Sachunterricht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8]);&quot;&quot;;[Sachunterricht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9]);&quot;&quot;;[Sachunterricht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0]);&quot;&quot;;[Sachunterricht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1]);&quot;&quot;;[Sachunterricht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2]);&quot;&quot;;[Sachunterricht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3]);&quot;&quot;;[Sachunterricht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4]);&quot;&quot;;[Sachunterricht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5]);&quot;&quot;;[Sachunterricht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6]);&quot;&quot;;[Sachunterricht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7]);&quot;&quot;;[Sachunterricht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8]);&quot;&quot;;[Sachunterricht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9]);&quot;&quot;;[Sachunterricht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0]);&quot;&quot;;[Sachunterricht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1]);&quot;&quot;;[Sachunterricht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2]);&quot;&quot;;[Sachunterricht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3]);&quot;&quot;;[Sachunterricht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4]);&quot;&quot;;[Sachunterricht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5]);&quot;&quot;;[Sachunterricht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6]);&quot;&quot;;[Sachunterricht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7]);&quot;&quot;;[Sachunterricht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8]);&quot;&quot;;[Sachunterricht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9]);&quot;&quot;;[Sachunterricht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0]);&quot;&quot;;[Sachunterricht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1]);&quot;&quot;;[Sachunterricht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2]);&quot;&quot;;[Sachunterricht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3]);&quot;&quot;;[Sachunterricht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4]);&quot;&quot;;[Sachunterricht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5]);&quot;&quot;;[Sachunterricht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6]);&quot;&quot;;[Sachunterricht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7]);&quot;&quot;;[Sachunterricht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8]);&quot;&quot;;[Sachunterricht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9]);&quot;&quot;;[Sachunterricht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0]);&quot;&quot;;[Sachunterricht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1]);&quot;&quot;;[Sachunterricht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2]);&quot;&quot;;[Sachunterricht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3]);&quot;&quot;;[Sachunterricht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4]);&quot;&quot;;[Sachunterricht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5]);&quot;&quot;;[Sachunterricht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6]);&quot;&quot;;[Sachunterricht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5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7]);&quot;&quot;;[Sachunterricht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number-columns-repeated="3" table:style-name="ce71" table:content-validation-name="val24" office:value-type="float" office:value="1" calcext:value-type="float">
            <text:p>1</text:p>
          </table:table-cell>
          <table:table-cell table:style-name="ce26"/>
          <table:table-cell table:style-name="ce71" table:content-validation-name="val25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sik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9" table:default-cell-style-name="ce61"/>
        <table:table-column table:style-name="co3" table:number-columns-repeated="1014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4"/>
        </table:table-row>
        <table:table-row table:style-name="ro8">
          <table:table-cell table:style-name="ce46"/>
          <table:table-cell table:style-name="ce89"/>
          <table:table-cell table:style-name="ce35" office:value-type="string" calcext:value-type="string">
            <text:p>Musik machen</text:p>
          </table:table-cell>
          <table:table-cell table:style-name="ce35" office:value-type="string" calcext:value-type="string">
            <text:p>konnte Melodien von Liedern aufnehmen und wiedergeben</text:p>
          </table:table-cell>
          <table:table-cell table:style-name="ce39" office:value-type="string" calcext:value-type="string">
            <text:p>zeigte sich geschickt im Begleiten einfach strukturierter Lieder und / oder Musikstücke auf dem erweiterten Orff-Instrumentarium</text:p>
          </table:table-cell>
          <table:table-cell table:style-name="ce39" office:value-type="string" calcext:value-type="string">
            <text:p>Musik hören </text:p>
          </table:table-cell>
          <table:table-cell table:style-name="ce39" office:value-type="string" calcext:value-type="string">
            <text:p>war in der Lage, sich zu gehörter Musik mit verschiedenen Mitteln auszudrücken</text:p>
          </table:table-cell>
          <table:table-cell table:style-name="ce39" office:value-type="string" calcext:value-type="string">
            <text:p>Musik umsetzen</text:p>
          </table:table-cell>
          <table:table-cell table:style-name="ce39" office:value-type="string" calcext:value-type="string">
            <text:p>setzte Tänze zu Liedern und Musikstücken nach Vorgabe um</text:p>
          </table:table-cell>
          <table:table-cell table:style-name="ce95"/>
          <table:table-cell table:style-name="ce43" table:number-columns-repeated="1014"/>
        </table:table-row>
        <table:table-row table:style-name="ro2">
          <table:table-cell table:style-name="ce73" table:formula="of:=IF(ISBLANK([Religionslehre.A3]);&quot;&quot;;[Religionslehre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91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]);&quot;&quot;;[Religionslehre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91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5]);&quot;&quot;;[Religionslehre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6]);&quot;&quot;;[Religionslehre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7]);&quot;&quot;;[Religionslehre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8]);&quot;&quot;;[Religionslehre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9]);&quot;&quot;;[Religionslehre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0]);&quot;&quot;;[Religionslehre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1]);&quot;&quot;;[Religionslehre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2]);&quot;&quot;;[Religionslehre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3]);&quot;&quot;;[Religionslehre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4]);&quot;&quot;;[Religionslehre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5]);&quot;&quot;;[Religionslehre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6]);&quot;&quot;;[Religionslehre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7]);&quot;&quot;;[Religionslehre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8]);&quot;&quot;;[Religionslehre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9]);&quot;&quot;;[Religionslehre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0]);&quot;&quot;;[Religionslehre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1]);&quot;&quot;;[Religionslehre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2]);&quot;&quot;;[Religionslehre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3]);&quot;&quot;;[Religionslehre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4]);&quot;&quot;;[Religionslehre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5]);&quot;&quot;;[Religionslehre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6]);&quot;&quot;;[Religionslehre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7]);&quot;&quot;;[Religionslehre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8]);&quot;&quot;;[Religionslehre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9]);&quot;&quot;;[Religionslehre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0]);&quot;&quot;;[Religionslehre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1]);&quot;&quot;;[Religionslehre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2]);&quot;&quot;;[Religionslehre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3]);&quot;&quot;;[Religionslehre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4]);&quot;&quot;;[Religionslehre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5]);&quot;&quot;;[Religionslehre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6]);&quot;&quot;;[Religionslehre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7]);&quot;&quot;;[Religionslehre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8]);&quot;&quot;;[Religionslehre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9]);&quot;&quot;;[Religionslehre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0]);&quot;&quot;;[Religionslehre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1]);&quot;&quot;;[Religionslehre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2]);&quot;&quot;;[Religionslehre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3]);&quot;&quot;;[Religionslehre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4]);&quot;&quot;;[Religionslehre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5]);&quot;&quot;;[Religionslehre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6]);&quot;&quot;;[Religionslehre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5"/>
          <table:table-cell table:style-name="ce71" table:content-validation-name="val27" office:value-type="float" office:value="1" calcext:value-type="float">
            <text:p>1</text:p>
          </table:table-cell>
          <table:table-cell table:style-name="ce25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7]);&quot;&quot;;[Religionslehre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26" office:value-type="float" office:value="1" calcext:value-type="float">
            <text:p>1</text:p>
          </table:table-cell>
          <table:table-cell table:style-name="ce26"/>
          <table:table-cell table:style-name="ce71" table:content-validation-name="val27" office:value-type="float" office:value="1" calcext:value-type="float">
            <text:p>1</text:p>
          </table:table-cell>
          <table:table-cell table:style-name="ce26"/>
          <table:table-cell table:style-name="ce71" table:content-validation-name="val28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nst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0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9">
          <table:table-cell table:style-name="ce40"/>
          <table:table-cell table:style-name="ce89"/>
          <table:table-cell table:style-name="ce47" office:value-type="string" calcext:value-type="string">
            <text:p>Arbeitsaufträge</text:p>
          </table:table-cell>
          <table:table-cell table:style-name="ce48" office:value-type="string" calcext:value-type="string">
            <text:p>beachtete bei der gestalterischen Umsetzung die vorgegebenen Kriterien</text:p>
          </table:table-cell>
          <table:table-cell table:style-name="ce48" office:value-type="string" calcext:value-type="string">
            <text:p>entwickelte eigene Ideen und setzte diese geschickt um</text:p>
          </table:table-cell>
          <table:table-cell table:style-name="ce49" office:value-type="string" calcext:value-type="string">
            <text:p>Arbeitstechniken</text:p>
          </table:table-cell>
          <table:table-cell table:style-name="ce50" office:value-type="string" calcext:value-type="string">
            <text:p>setzte sich mit Kunstwerken auseinander, um Ausdrucksmittel differenziert zu nutzen</text:p>
          </table:table-cell>
          <table:table-cell table:style-name="ce48" office:value-type="string" calcext:value-type="string">
            <text:p>erweiterte technische Fertigkeiten und setzte diese sorgfältig um</text:p>
          </table:table-cell>
          <table:table-cell table:style-name="ce49" office:value-type="string" calcext:value-type="string">
            <text:p>Präsentation und Reflexion</text:p>
          </table:table-cell>
          <table:table-cell table:style-name="ce49" office:value-type="string" calcext:value-type="string">
            <text:p>setzte sich mit eigenen und fremden Gestaltungen wertschätzend auseinander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Musik.A3]);&quot;&quot;;[Musik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91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]);&quot;&quot;;[Musik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91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91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5]);&quot;&quot;;[Musik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6]);&quot;&quot;;[Musik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7]);&quot;&quot;;[Musik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8]);&quot;&quot;;[Musik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9]);&quot;&quot;;[Musik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0]);&quot;&quot;;[Musik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1]);&quot;&quot;;[Musik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2]);&quot;&quot;;[Musik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3]);&quot;&quot;;[Musik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4]);&quot;&quot;;[Musik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5]);&quot;&quot;;[Musik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6]);&quot;&quot;;[Musik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7]);&quot;&quot;;[Musik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8]);&quot;&quot;;[Musik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9]);&quot;&quot;;[Musik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0]);&quot;&quot;;[Musik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1]);&quot;&quot;;[Musik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2]);&quot;&quot;;[Musik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3]);&quot;&quot;;[Musik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4]);&quot;&quot;;[Musik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5]);&quot;&quot;;[Musik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6]);&quot;&quot;;[Musik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7]);&quot;&quot;;[Musik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8]);&quot;&quot;;[Musik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9]);&quot;&quot;;[Musik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0]);&quot;&quot;;[Musik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1]);&quot;&quot;;[Musik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2]);&quot;&quot;;[Musik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3]);&quot;&quot;;[Musik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4]);&quot;&quot;;[Musik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5]);&quot;&quot;;[Musik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6]);&quot;&quot;;[Musik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7]);&quot;&quot;;[Musik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8]);&quot;&quot;;[Musik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9]);&quot;&quot;;[Musik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0]);&quot;&quot;;[Musik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1]);&quot;&quot;;[Musik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2]);&quot;&quot;;[Musik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3]);&quot;&quot;;[Musik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4]);&quot;&quot;;[Musik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5]);&quot;&quot;;[Musik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6]);&quot;&quot;;[Musik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5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5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7]);&quot;&quot;;[Musik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29" office:value-type="float" office:value="1" calcext:value-type="float">
            <text:p>1</text:p>
          </table:table-cell>
          <table:table-cell table:style-name="ce26"/>
          <table:table-cell table:number-columns-repeated="2" table:style-name="ce71" table:content-validation-name="val30" office:value-type="float" office:value="1" calcext:value-type="float">
            <text:p>1</text:p>
          </table:table-cell>
          <table:table-cell table:style-name="ce26"/>
          <table:table-cell table:style-name="ce71" table:content-validation-name="val31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wimmen" table:style-name="ta1" table:protected="true">
        <loext:table-protection loext:select-unprotected-cells="true"/>
        <table:table-column table:style-name="co6" table:default-cell-style-name="Default"/>
        <table:table-column table:style-name="co14" table:default-cell-style-name="ce56"/>
        <table:table-column table:style-name="co1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16" table:number-columns-repeated="2" table:default-cell-style-name="Default"/>
        <table:table-column table:style-name="co44" table:default-cell-style-name="Default"/>
        <table:table-column table:style-name="co45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Abzeichen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3">
          <table:table-cell table:style-name="ce46"/>
          <table:table-cell table:style-name="ce89"/>
          <table:table-cell table:style-name="ce35" office:value-type="string" calcext:value-type="string">
            <text:p>Leistungsbereitschaft</text:p>
          </table:table-cell>
          <table:table-cell table:style-name="ce52" office:value-type="string" calcext:value-type="string">
            <text:p>zeigte Bewegungsfreude, Anstrengungsbereitschaft und Motivation</text:p>
          </table:table-cell>
          <table:table-cell table:style-name="ce52" office:value-type="string" calcext:value-type="string">
            <text:p>Sportliche Fähigkeiten und Leistungen</text:p>
          </table:table-cell>
          <table:table-cell table:style-name="ce52" office:value-type="string" calcext:value-type="string">
            <text:p>beherrschte alle angebotenen Schwimmtechniken (Kraulschwimmen, Rückenschwimmen, Brustschwimmen)</text:p>
          </table:table-cell>
          <table:table-cell table:style-name="ce52" office:value-type="string" calcext:value-type="string">
            <text:p>schwamm schnell und ausdauernd</text:p>
          </table:table-cell>
          <table:table-cell table:style-name="ce52" office:value-type="string" calcext:value-type="string">
            <text:p>führte alle angebotenen Tauchübungen durch (10m Strecke / 2m Tiefe / Brusttiefe)</text:p>
          </table:table-cell>
          <table:table-cell table:style-name="ce52" office:value-type="string" calcext:value-type="string">
            <text:p>führte alle angebotenen Sprungtechniken durch (Sprung vom 3m-Brett / 1m-Brett / Beckenrand)</text:p>
          </table:table-cell>
          <table:table-cell table:style-name="ce115"/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Kunst.A3]);&quot;&quot;;[Kunst.A3])" office:value-type="string" office:string-value="Name Schüler" calcext:value-type="string">
            <text:p>Name Schüler</text:p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107"/>
          <table:table-cell table:style-name="ce71" table:content-validation-name="val32" office:value-type="float" office:value="1" calcext:value-type="float">
            <text:p>1</text:p>
          </table:table-cell>
          <table:table-cell table:style-name="ce109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]);&quot;&quot;;[Kunst.A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107"/>
          <table:table-cell table:style-name="ce71" table:content-validation-name="val32" office:value-type="float" office:value="1" calcext:value-type="float">
            <text:p>1</text:p>
          </table:table-cell>
          <table:table-cell table:style-name="ce109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5]);&quot;&quot;;[Kunst.A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6]);&quot;&quot;;[Kunst.A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7]);&quot;&quot;;[Kunst.A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8]);&quot;&quot;;[Kunst.A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9]);&quot;&quot;;[Kunst.A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0]);&quot;&quot;;[Kunst.A1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1]);&quot;&quot;;[Kunst.A1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2]);&quot;&quot;;[Kunst.A1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3]);&quot;&quot;;[Kunst.A1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4]);&quot;&quot;;[Kunst.A1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5]);&quot;&quot;;[Kunst.A1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6]);&quot;&quot;;[Kunst.A1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7]);&quot;&quot;;[Kunst.A17])">
            <text:p/>
          </table:table-cell>
          <table:table-cell table:style-name="ce71" table:content-validation-name="val8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8]);&quot;&quot;;[Kunst.A1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9]);&quot;&quot;;[Kunst.A1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0]);&quot;&quot;;[Kunst.A2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1]);&quot;&quot;;[Kunst.A2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2]);&quot;&quot;;[Kunst.A2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3]);&quot;&quot;;[Kunst.A2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4]);&quot;&quot;;[Kunst.A2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5]);&quot;&quot;;[Kunst.A2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6]);&quot;&quot;;[Kunst.A2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7]);&quot;&quot;;[Kunst.A2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8]);&quot;&quot;;[Kunst.A2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9]);&quot;&quot;;[Kunst.A2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0]);&quot;&quot;;[Kunst.A3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1]);&quot;&quot;;[Kunst.A3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2]);&quot;&quot;;[Kunst.A3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3]);&quot;&quot;;[Kunst.A3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4]);&quot;&quot;;[Kunst.A3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5]);&quot;&quot;;[Kunst.A3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6]);&quot;&quot;;[Kunst.A3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7]);&quot;&quot;;[Kunst.A3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8]);&quot;&quot;;[Kunst.A38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9]);&quot;&quot;;[Kunst.A39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0]);&quot;&quot;;[Kunst.A40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1]);&quot;&quot;;[Kunst.A41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2]);&quot;&quot;;[Kunst.A42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3]);&quot;&quot;;[Kunst.A43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4]);&quot;&quot;;[Kunst.A44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5]);&quot;&quot;;[Kunst.A45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6]);&quot;&quot;;[Kunst.A46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5"/>
          <table:table-cell table:style-name="ce71" table:content-validation-name="val32" office:value-type="float" office:value="1" calcext:value-type="float">
            <text:p>1</text:p>
          </table:table-cell>
          <table:table-cell table:style-name="ce25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7]);&quot;&quot;;[Kunst.A47])">
            <text:p/>
          </table:table-cell>
          <table:table-cell table:style-name="ce71" table:content-validation-name="val7" office:value-type="float" office:value="1" calcext:value-type="float">
            <text:p>1</text:p>
          </table:table-cell>
          <table:table-cell table:style-name="ce26"/>
          <table:table-cell table:style-name="ce71" table:content-validation-name="val32" office:value-type="float" office:value="1" calcext:value-type="float">
            <text:p>1</text:p>
          </table:table-cell>
          <table:table-cell table:style-name="ce26"/>
          <table:table-cell table:number-columns-repeated="4" table:style-name="ce71" table:content-validation-name="val33" office:value-type="float" office:value="1" calcext:value-type="float">
            <text:p>1</text:p>
          </table:table-cell>
          <table:table-cell table:style-name="ce75" table:content-validation-name="val34" office:value-type="string" calcext:value-type="string">
            <text:p>-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2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21:29:11.529108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21:29:50.117807162</dc:date>
    <meta:editing-duration>PT16H29M42S</meta:editing-duration>
    <meta:editing-cycles>122</meta:editing-cycles>
    <meta:generator>LibreOffice/7.6.0.3$Linux_X86_64 LibreOffice_project/60$Build-3</meta:generator>
    <meta:document-statistic meta:table-count="11" meta:cell-count="4293" meta:object-count="0"/>
  </office:meta>
</office:document-meta>
</file>